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198in" fo:margin-right="0in" fo:text-indent="0in" style:auto-text-indent="false"/>
    </style:style>
    <style:style style:name="P2" style:family="paragraph" style:parent-style-name="Standard">
      <style:paragraph-properties fo:margin-left="0.198in" fo:margin-right="0.198in" fo:text-indent="0in" style:auto-text-indent="false"/>
    </style:style>
    <style:style style:name="P3" style:family="paragraph" style:parent-style-name="Standard">
      <style:paragraph-properties fo:margin-left="0.198in" fo:margin-right="0in" fo:text-indent="0in" style:auto-text-indent="false"/>
    </style:style>
    <style:style style:name="P4" style:family="paragraph" style:parent-style-name="Standard">
      <style:paragraph-properties fo:margin-left="0.198in" fo:margin-right="0.198in" fo:text-indent="0in" style:auto-text-indent="false"/>
    </style:style>
    <style:style style:name="T1" style:family="text">
      <style:text-properties fo:color="#008000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5in" svg:height="2in" draw:z-index="0"><draw:text-box><text:section text:style-name="Sect1" text:name="MasterLabel"><text:p text:style-name="P1"/><text:p text:style-name="P2">BOARD18 is a tool for playing “18xx style” games via Email. BOARD18 is still a few months away from being usable. But, I hope to make a testable version soon if I can get some help with the project. <text:s/><text:span text:style-name="T1">If you would like to know more about the BOARD18 Project <text:s/>or if you would like to help with BOARD18 <text:s/>then see the other side of this card. </text:span></text:p></text:section></draw:text-box></draw:frame><draw:frame draw:style-name="fr1" draw:name="Frame2" text:anchor-type="as-char" svg:width="3.5in" svg:height="2in" draw:z-index="1"><draw:text-box><text:section text:style-name="Sect1" text:name="Section1" text:protected="true"><text:section-source text:section-name="MasterLabel"/><text:p text:style-name="P1"/><text:p text:style-name="P2">BOARD18 is a tool for playing “18xx style” games via Email. BOARD18 is still a few months away from being usable. But, I hope to make a testable version soon if I can get some help with the project. <text:s/><text:span text:style-name="T1">If you would like to know more about the BOARD18 Project <text:s/>or if you would like to help with BOARD18 <text:s/>then see the other side of this card. </text:span></text:p></text:section></draw:text-box></draw:frame></text:p>
      <text:p text:style-name="Standard"><draw:frame draw:style-name="fr1" draw:name="Frame3" text:anchor-type="as-char" svg:width="3.5in" svg:height="2in" draw:z-index="2"><draw:text-box><text:section text:style-name="Sect1" text:name="Section2" text:protected="true"><text:section-source text:section-name="MasterLabel"/><text:p text:style-name="P1"/><text:p text:style-name="P2">BOARD18 is a tool for playing “18xx style” games via Email. BOARD18 is still a few months away from being usable. But, I hope to make a testable version soon if I can get some help with the project. <text:s/><text:span text:style-name="T1">If you would like to know more about the BOARD18 Project <text:s/>or if you would like to help with BOARD18 <text:s/>then see the other side of this card. </text:span></text:p></text:section></draw:text-box></draw:frame><draw:frame draw:style-name="fr1" draw:name="Frame4" text:anchor-type="as-char" svg:width="3.5in" svg:height="2in" draw:z-index="3"><draw:text-box><text:section text:style-name="Sect1" text:name="Section3" text:protected="true"><text:section-source text:section-name="MasterLabel"/><text:p text:style-name="P1"/><text:p text:style-name="P2">BOARD18 is a tool for playing “18xx style” games via Email. BOARD18 is still a few months away from being usable. But, I hope to make a testable version soon if I can get some help with the project. <text:s/><text:span text:style-name="T1">If you would like to know more about the BOARD18 Project <text:s/>or if you would like to help with BOARD18 <text:s/>then see the other side of this card. </text:span></text:p></text:section></draw:text-box></draw:frame></text:p>
      <text:p text:style-name="Standard"><draw:frame draw:style-name="fr1" draw:name="Frame5" text:anchor-type="as-char" svg:width="3.5in" svg:height="2in" draw:z-index="4"><draw:text-box><text:section text:style-name="Sect1" text:name="Section4" text:protected="true"><text:section-source text:section-name="MasterLabel"/><text:p text:style-name="P1"/><text:p text:style-name="P2">BOARD18 is a tool for playing “18xx style” games via Email. BOARD18 is still a few months away from being usable. But, I hope to make a testable version soon if I can get some help with the project. <text:s/><text:span text:style-name="T1">If you would like to know more about the BOARD18 Project <text:s/>or if you would like to help with BOARD18 <text:s/>then see the other side of this card. </text:span></text:p></text:section></draw:text-box></draw:frame><draw:frame draw:style-name="fr1" draw:name="Frame6" text:anchor-type="as-char" svg:width="3.5in" svg:height="2in" draw:z-index="5"><draw:text-box><text:section text:style-name="Sect1" text:name="Section5" text:protected="true"><text:section-source text:section-name="MasterLabel"/><text:p text:style-name="P1"/><text:p text:style-name="P2">BOARD18 is a tool for playing “18xx style” games via Email. BOARD18 is still a few months away from being usable. But, I hope to make a testable version soon if I can get some help with the project. <text:s/><text:span text:style-name="T1">If you would like to know more about the BOARD18 Project <text:s/>or if you would like to help with BOARD18 <text:s/>then see the other side of this card. </text:span></text:p></text:section></draw:text-box></draw:frame></text:p>
      <text:p text:style-name="Standard"><draw:frame draw:style-name="fr1" draw:name="Frame7" text:anchor-type="as-char" svg:width="3.5in" svg:height="2in" draw:z-index="6"><draw:text-box><text:section text:style-name="Sect1" text:name="Section6" text:protected="true"><text:section-source text:section-name="MasterLabel"/><text:p text:style-name="P1"/><text:p text:style-name="P2">BOARD18 is a tool for playing “18xx style” games via Email. BOARD18 is still a few months away from being usable. But, I hope to make a testable version soon if I can get some help with the project. <text:s/><text:span text:style-name="T1">If you would like to know more about the BOARD18 Project <text:s/>or if you would like to help with BOARD18 <text:s/>then see the other side of this card. </text:span></text:p></text:section></draw:text-box></draw:frame><draw:frame draw:style-name="fr1" draw:name="Frame8" text:anchor-type="as-char" svg:width="3.5in" svg:height="2in" draw:z-index="7"><draw:text-box><text:section text:style-name="Sect1" text:name="Section7" text:protected="true"><text:section-source text:section-name="MasterLabel"/><text:p text:style-name="P1"/><text:p text:style-name="P2">BOARD18 is a tool for playing “18xx style” games via Email. BOARD18 is still a few months away from being usable. But, I hope to make a testable version soon if I can get some help with the project. <text:s/><text:span text:style-name="T1">If you would like to know more about the BOARD18 Project <text:s/>or if you would like to help with BOARD18 <text:s/>then see the other side of this card. </text:span></text:p></text:section></draw:text-box></draw:frame></text:p>
      <text:p text:style-name="Standard"><draw:frame draw:style-name="fr1" draw:name="Frame9" text:anchor-type="as-char" svg:width="3.5in" svg:height="2in" draw:z-index="8"><draw:text-box><text:section text:style-name="Sect1" text:name="Section8" text:protected="true"><text:section-source text:section-name="MasterLabel"/><text:p text:style-name="P1"/><text:p text:style-name="P2">BOARD18 is a tool for playing “18xx style” games via Email. BOARD18 is still a few months away from being usable. But, I hope to make a testable version soon if I can get some help with the project. <text:s/><text:span text:style-name="T1">If you would like to know more about the BOARD18 Project <text:s/>or if you would like to help with BOARD18 <text:s/>then see the other side of this card. </text:span></text:p></text:section></draw:text-box></draw:frame><draw:frame draw:style-name="fr1" draw:name="Frame10" text:anchor-type="as-char" svg:width="3.5in" svg:height="2in" draw:z-index="9"><draw:text-box><text:section text:style-name="Sect1" text:name="Section9" text:protected="true"><text:section-source text:section-name="MasterLabel"/><text:p text:style-name="P1"/><text:p text:style-name="P2">BOARD18 is a tool for playing “18xx style” games via Email. BOARD18 is still a few months away from being usable. But, I hope to make a testable version soon if I can get some help with the project. <text:s/><text:span text:style-name="T1">If you would like to know more about the BOARD18 Project <text:s/>or if you would like to help with BOARD18 <text:s/>then see the other side of this card. </text:span>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-Select" style:print-orientation="portrait" fo:margin-top="0.5in" fo:margin-bottom="0in" fo:margin-left="0.7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3-05-24T16:58:04</meta:creation-date>
    <dc:date>2013-07-31T09:52:32</dc:date>
    <dc:creator>Richard Price</dc:creator>
    <meta:editing-duration>P0D</meta:editing-duration>
    <meta:editing-cycles>2</meta:editing-cycles>
    <meta:generator>LibreOffice/3.5$Linux_x86 LibreOffice_project/350m1$Build-2</meta:generator>
    <meta:printed-by>Richard Price</meta:printed-by>
    <meta:print-date>2013-07-31T09:52:22</meta:print-date>
    <meta:document-statistic meta:table-count="0" meta:image-count="0" meta:object-count="0" meta:page-count="1" meta:paragraph-count="15" meta:word-count="670" meta:character-count="3400" meta:non-whitespace-character-count="2690"/>
  </office:meta>
</office:document-meta>
</file>